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lidingRootNav</text:p>
          </table:table-cell>
          <table:table-cell table:style-name="ce20"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4" office:value-type="string" calcext:value-type="string">
            <text:p>https://github.com/ZieIony/RandomData</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4" office:value-type="string" calcext:value-type="string">
            <text:p>http://www.1001freefonts.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4" office:value-type="string" calcext:value-type="string">
            <text:p>https://github.com/polyak01/IconSwi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4" office:value-type="string" calcext:value-type="string">
            <text:p><text:a xlink:href="https://github.com/Cleveroad/Bitutorial" xlink:type="simple">https://github.com/Cleveroad/Bitutorial</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4" office:value-type="string" calcext:value-type="string">
            <text:p>https://github.com/aritraroy/Patter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4" office:value-type="string" calcext:value-type="string">
            <text:p>https://github.com/glomadrian/Grav</text:p>
          </table:table-cell>
          <table:table-cell table:number-columns-repeated="251"/>
        </table:table-row>
        <table:table-row table:style-name="ro4" table:number-rows-repeated="39">
          <table:table-cell table:style-name="ce17"/>
          <table:table-cell table:number-columns-repeated="255"/>
        </table:table-row>
        <table:table-row table:style-name="ro1" table:number-rows-repeated="308">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28" office:value-type="string" calcext:value-type="string">
            <text:p>https://android.jlelse.eu/android-version-api-level-ndk-version-and-features-6b48c21941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28" office:value-type="string" calcext:value-type="string">
            <text:p>https://android.jlelse.eu/architecture-patterns-in-android-abf99f2b6f7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28"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28"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28" office:value-type="string" calcext:value-type="string">
            <text:p>https://www.thedroidsonroids.com/blog/android/springanimation-exampl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creating-custom-model-for-android-using-tensorflow-3f963d270bfb</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28" office:value-type="string" calcext:value-type="string">
            <text:p>https://android.jlelse.eu/features-of-revolutionary-release-java-8-for-android-d8abe06c34c5</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28" office:value-type="string" calcext:value-type="string">
            <text:p>https://www.metalevel.at/prolog</text:p>
          </table:table-cell>
          <table:table-cell table:number-columns-repeated="251"/>
        </table:table-row>
        <table:table-row table:style-name="ro4" table:number-rows-repeated="75">
          <table:table-cell table:style-name="ce17"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0/00/0000</text:date>, <text:time style:data-style-name="N2" text:time-value="15:08:11.61485958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6T15:20:53.529508969</dc:date>
    <meta:editing-duration>P1DT22M41S</meta:editing-duration>
    <meta:editing-cycles>339</meta:editing-cycles>
    <meta:generator>LibreOffice/5.1.6.2$Linux_X86_64 LibreOffice_project/10m0$Build-2</meta:generator>
    <meta:document-statistic meta:table-count="4" meta:cell-count="7204" meta:object-count="0"/>
  </office:meta>
</office:document-meta>
</file>